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100000181505BFFC7B38E543D.png" manifest:media-type="image/png"/>
  <manifest:file-entry manifest:full-path="Pictures/10006D1B00003BA2000027CA539DA0BD135FAFA0.svg" manifest:media-type="image/svg+xml"/>
  <manifest:file-entry manifest:full-path="Pictures/100002010000024100000181322CEF02A70F636A.png" manifest:media-type="image/png"/>
  <manifest:file-entry manifest:full-path="Pictures/1006162200003BA2000027CA335627A5C89F106B.svg" manifest:media-type="image/svg+xml"/>
  <manifest:file-entry manifest:full-path="Pictures/100002010000024100000181F9C750F897BB8A43.png" manifest:media-type="image/png"/>
  <manifest:file-entry manifest:full-path="Pictures/100057F500003BA2000027CA2E18DFA0F9AC2264.svg" manifest:media-type="image/svg+xml"/>
  <manifest:file-entry manifest:full-path="Pictures/1000743300003BA2000027CAFDC7A24705CA29BE.svg" manifest:media-type="image/svg+xml"/>
  <manifest:file-entry manifest:full-path="Pictures/100002010000024100000181FDF3AA9975DA9E68.png" manifest:media-type="image/png"/>
  <manifest:file-entry manifest:full-path="Pictures/100002010000024100000181325700992E45BB06.png" manifest:media-type="image/png"/>
  <manifest:file-entry manifest:full-path="Pictures/1000A8C600003BA2000027CA920EE1997AE57AB2.svg" manifest:media-type="image/svg+xml"/>
  <manifest:file-entry manifest:full-path="Pictures/103C3D1700003BA2000027CA52034F398CFADD72.svg" manifest:media-type="image/svg+xml"/>
  <manifest:file-entry manifest:full-path="Pictures/10000201000002410000018117E4FDB72171A9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4.234cm" svg:x="1.4cm" svg:y="4.925cm" presentation:class="title" presentation:user-transformed="true">
          <draw:text-box>
            <text:p>Linear model<text:line-break/><text:line-break/><text:span text:style-name="T1">Age func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10.166cm" svg:height="7.272cm" svg:x="1.783cm" svg:y="0.039cm">
          <draw:image xlink:href="Pictures/1000743300003BA2000027CAFDC7A24705CA29BE.svg" xlink:type="simple" xlink:show="embed" xlink:actuate="onLoad">
            <text:p/>
          </draw:image>
          <draw:image xlink:href="Pictures/100002010000024100000181325700992E45BB06.png" xlink:type="simple" xlink:show="embed" xlink:actuate="onLoad"/>
        </draw:frame>
        <draw:frame draw:style-name="gr3" draw:text-style-name="P2" draw:layer="layout" svg:width="11.755cm" svg:height="8.654cm" svg:x="1.028cm" svg:y="7.121cm">
          <draw:image xlink:href="Pictures/103C3D1700003BA2000027CA52034F398CFADD72.svg" xlink:type="simple" xlink:show="embed" xlink:actuate="onLoad">
            <text:p/>
          </draw:image>
          <draw:image xlink:href="Pictures/100002010000024100000181F9C750F897BB8A43.png" xlink:type="simple" xlink:show="embed" xlink:actuate="onLoad"/>
        </draw:frame>
        <draw:frame draw:style-name="gr3" draw:text-style-name="P2" draw:layer="layout" svg:width="12.399cm" svg:height="8.006cm" svg:x="14.376cm" svg:y="0.794cm">
          <draw:image xlink:href="Pictures/1000A8C600003BA2000027CA920EE1997AE57AB2.svg" xlink:type="simple" xlink:show="embed" xlink:actuate="onLoad">
            <text:p text:style-name="P2"><text:tab/></text:p>
          </draw:image>
          <draw:image xlink:href="Pictures/10000201000002410000018117E4FDB72171A924.png" xlink:type="simple" xlink:show="embed" xlink:actuate="onLoad"/>
        </draw:frame>
        <draw:frame draw:style-name="gr2" draw:text-style-name="P2" draw:layer="layout" svg:width="10.527cm" svg:height="7.956cm" svg:x="15.338cm" svg:y="7.829cm">
          <draw:image xlink:href="Pictures/1006162200003BA2000027CA335627A5C89F106B.svg" xlink:type="simple" xlink:show="embed" xlink:actuate="onLoad">
            <text:p/>
          </draw:image>
          <draw:image xlink:href="Pictures/100002010000024100000181FDF3AA9975DA9E68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14.165cm" svg:height="9.485cm" svg:x="0.101cm" svg:y="0.101cm">
          <draw:image xlink:href="Pictures/100057F500003BA2000027CA2E18DFA0F9AC2264.svg" xlink:type="simple" xlink:show="embed" xlink:actuate="onLoad">
            <text:p/>
          </draw:image>
          <draw:image xlink:href="Pictures/100002010000024100000181322CEF02A70F636A.png" xlink:type="simple" xlink:show="embed" xlink:actuate="onLoad"/>
        </draw:frame>
        <draw:frame draw:style-name="gr2" draw:text-style-name="P2" draw:layer="layout" svg:width="14.465cm" svg:height="9.785cm" svg:x="13.536cm" svg:y="5.916cm">
          <draw:image xlink:href="Pictures/10006D1B00003BA2000027CA539DA0BD135FAFA0.svg" xlink:type="simple" xlink:show="embed" xlink:actuate="onLoad">
            <text:p/>
          </draw:image>
          <draw:image xlink:href="Pictures/100002010000024100000181505BFFC7B38E543D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0T14:59:24.869554530</meta:creation-date>
    <dc:date>2018-08-20T17:23:11.604968985</dc:date>
    <meta:editing-duration>PT43M31S</meta:editing-duration>
    <meta:editing-cycles>5</meta:editing-cycles>
    <meta:generator>LibreOffice/6.0.3.2$Linux_X86_64 LibreOffice_project/00m0$Build-2</meta:generator>
    <meta:document-statistic meta:object-count="34"/>
  </office:meta>
</office:document-meta>
</file>